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4177" officeooo:paragraph-rsid="00194177"/>
    </style:style>
    <style:style style:name="P2" style:family="paragraph" style:parent-style-name="Standard">
      <style:text-properties officeooo:rsid="00194177" officeooo:paragraph-rsid="00194177"/>
    </style:style>
    <style:style style:name="P3" style:family="paragraph" style:parent-style-name="Standard">
      <style:text-properties officeooo:rsid="001be66e" officeooo:paragraph-rsid="001be66e"/>
    </style:style>
    <style:style style:name="T1" style:family="text">
      <style:text-properties officeooo:rsid="001a5e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doop</text:p>
      <text:p text:style-name="P1"/>
      <text:p text:style-name="P1">apache spark and mapreduce</text:p>
      <text:p text:style-name="P1"/>
      <text:p text:style-name="P1">sql <text:span text:style-name="T1">and nosql</text:span></text:p>
      <text:p text:style-name="P1"/>
      <text:p text:style-name="P1"/>
      <text:p text:style-name="P1"/>
      <text:p text:style-name="P3">Monday</text:p>
      <text:p text:style-name="P3">- code</text:p>
      <text:p text:style-name="P3">- write methodology and think about how extract data (can also already build mini database)</text:p>
      <text:p text:style-name="P3"/>
      <text:p text:style-name="P3">Tuesday </text:p>
      <text:p text:style-name="P3">- do everything necessary for uni</text:p>
      <text:p text:style-name="P3">- code for a few hours</text:p>
      <text:p text:style-name="P3"/>
      <text:p text:style-name="P3">Wednesday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9:41:54.942018028</meta:creation-date>
    <meta:editing-duration>PT19H50M7S</meta:editing-duration>
    <meta:editing-cycles>2</meta:editing-cycles>
    <meta:generator>LibreOffice/4.2.8.2$Linux_X86_64 LibreOffice_project/420m0$Build-2</meta:generator>
    <dc:date>2017-04-18T15:47:10.817566934</dc:date>
    <meta:document-statistic meta:table-count="0" meta:image-count="0" meta:object-count="0" meta:page-count="1" meta:paragraph-count="10" meta:word-count="40" meta:character-count="220" meta:non-whitespace-character-count="189"/>
  </office:meta>
</office:document-meta>
</file>